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un Ti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ell</text:p>
          </table:table-cell>
          <table:table-cell office:value-type="string" calcext:value-type="string">
            <text:p>1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elerr</text:p>
          </table:table-cell>
          <table:table-cell office:value-type="string" calcext:value-type="string">
            <text:p>abserr</text:p>
          </table:table-cell>
          <table:table-cell office:value-type="string" calcext:value-type="string">
            <text:p>Hamiltonian Rel Err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08" calcext:value-type="float">
            <text:p>8.00E-05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8" calcext:value-type="float">
            <text:p>8.00E-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8" calcext:value-type="float">
            <text:p>8.00E-03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8" calcext:value-type="float">
            <text:p>8.00E-02</text:p>
          </table:table-cell>
        </table:table-row>
        <table:table-row table:style-name="ro1">
          <table:table-cell office:value-type="float" office:value="0.0154" calcext:value-type="float">
            <text:p>0.015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6" calcext:value-type="float">
            <text:p>6.00E-01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1 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elerr</text:p>
          </table:table-cell>
          <table:table-cell office:value-type="string" calcext:value-type="string">
            <text:p>abserr</text:p>
          </table:table-cell>
          <table:table-cell office:value-type="string" calcext:value-type="string">
            <text:p>Hamiltonian Rel Err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2" calcext:value-type="float">
            <text:p>2.00E-03</text:p>
          </table:table-cell>
        </table:table-row>
        <table:table-row table:style-name="ro1">
          <table:table-cell office:value-type="float" office:value="61.95" calcext:value-type="float">
            <text:p>61.95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2" calcext:value-type="float">
            <text:p>2.00E-03</text:p>
          </table:table-cell>
        </table:table-row>
        <table:table-row table:style-name="ro1">
          <table:table-cell office:value-type="float" office:value="0.0649" calcext:value-type="float">
            <text:p>0.0649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8" calcext:value-type="float">
            <text:p>8.00E-0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RelE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</text:p>
          </table:table-cell>
          <table:table-cell table:style-name="ce1" office:value-type="float" office:value="0.002" calcext:value-type="float">
            <text:p>2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x</text:p>
          </table:table-cell>
          <table:table-cell table:style-name="ce1" office:value-type="float" office:value="0.0005" calcext:value-type="float">
            <text:p>5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x</text:p>
          </table:table-cell>
          <table:table-cell table:style-name="ce1" office:value-type="float" office:value="0.0008" calcext:value-type="float">
            <text:p>8.00E-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1:26:31.496729591</meta:creation-date>
    <dc:date>2018-12-05T23:34:44.838077479</dc:date>
    <meta:editing-duration>PT1H37M30S</meta:editing-duration>
    <meta:editing-cycles>11</meta:editing-cycles>
    <meta:generator>LibreOffice/6.0.6.2$Linux_X86_64 LibreOffice_project/00m0$Build-2</meta:generator>
    <meta:document-statistic meta:table-count="1" meta:cell-count="63" meta:object-count="0"/>
  </office:meta>
</office:document-meta>
</file>